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0"/>Git tutorial</text:p>
      <text:p text:style-name="Standard"/>
      <text:p text:style-name="Standard">install git</text:p>
      <text:p text:style-name="Standard"/>
      <text:p text:style-name="Standard">git --version</text:p>
      <text:p text:style-name="Standard">git config --global user.name “Akshay Lohakare”</text:p>
      <text:p text:style-name="Standard">git config --global user.email “<text:a xlink:type="simple" xlink:href="mailto:akshaylohakare.45@gmail.com" text:style-name="Internet_20_link" text:visited-style-name="Visited_20_Internet_20_Link">akshaylohakare.45@gmail.com</text:a>”</text:p>
      <text:p text:style-name="Standard">git config –list</text:p>
      <text:p text:style-name="Standard">git config user.name</text:p>
      <text:p text:style-name="Standard">git config user.email</text:p>
      <text:p text:style-name="Standard">git help commit</text:p>
      <text:p text:style-name="Standard"/>
      <text:p text:style-name="Standard"/>
      <text:p text:style-name="Standard">pwd <text:s/>- it will give you the location of your bash</text:p>
      <text:p text:style-name="Standard">cd ~ - indicates change directory</text:p>
      <text:p text:style-name="Standard">cd .. <text:s/>- it will step back in the directory</text:p>
      <text:p text:style-name="Standard">ls <text:s text:c="5"/>- list in the director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shay Lohakare</meta:initial-creator>
    <meta:creation-date>2017-06-30T23:31:46</meta:creation-date>
    <meta:document-statistic meta:table-count="0" meta:image-count="0" meta:object-count="0" meta:page-count="1" meta:paragraph-count="13" meta:word-count="65" meta:character-count="401"/>
    <dc:date>2017-07-01T00:01:34</dc:date>
    <dc:creator>Akshay Lohakare</dc:creator>
    <meta:editing-duration>PT14M43S</meta:editing-duration>
    <meta:editing-cycles>1</meta:editing-cycles>
    <meta:generator>OpenOffice/4.1.3$Unix OpenOffice.org_project/413m1$Build-9783</meta:generator>
  </office:meta>
</office:document-meta>
</file>